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2pt" style:font-size-asian="12pt" style:font-name-complex="Calibri1" style:font-size-complex="12pt"/>
    </style:style>
    <style:style style:name="P2" style:family="paragraph" style:parent-style-name="Standard">
      <style:text-properties fo:font-size="12pt" fo:language="fi" fo:country="FI" style:font-size-asian="12pt" style:font-name-complex="Calibri1" style:font-size-complex="12pt"/>
    </style:style>
    <style:style style:name="P3" style:family="paragraph" style:parent-style-name="Standard">
      <style:text-properties fo:font-size="12pt" style:font-size-asian="12pt" style:font-name-complex="Calibri1" style:font-size-complex="12pt"/>
    </style:style>
    <style:style style:name="P4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000000" fo:font-size="12pt" fo:language="fi" fo:country="FI" style:font-name-asian="Times New Roman1" style:font-size-asian="12pt" style:language-asian="nb" style:country-asian="NO" style:font-name-complex="Calibri1" style:font-size-complex="12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000000" fo:font-size="12pt" style:font-name-asian="Times New Roman1" style:font-size-asian="12pt" style:language-asian="nb" style:country-asian="NO" style:font-name-complex="Calibri1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000000" fo:font-size="12pt" fo:language="nn" fo:country="NO" style:font-name-asian="Times New Roman1" style:font-size-asian="12pt" style:language-asian="nb" style:country-asian="NO" style:font-name-complex="Calibri1" style:font-size-complex="12pt"/>
    </style:style>
    <style:style style:name="P10" style:family="paragraph" style:parent-style-name="Standard" style:master-page-name="Standard">
      <style:paragraph-properties fo:margin-top="0cm" fo:margin-bottom="0cm" loext:contextual-spacing="false" fo:line-height="100%" style:page-number="auto"/>
      <style:text-properties style:font-name="Times New Roman" fo:font-size="12pt" style:font-size-asian="12pt" style:font-name-complex="Times New Roman1" style:font-size-complex="12pt"/>
    </style:style>
    <style:style style:name="P11" style:family="paragraph" style:parent-style-name="Standard">
      <style:paragraph-properties fo:margin-top="0cm" fo:margin-bottom="0.353cm" loext:contextual-spacing="true"/>
    </style:style>
    <style:style style:name="P12" style:family="paragraph" style:parent-style-name="Standard">
      <style:paragraph-properties fo:margin-top="0cm" fo:margin-bottom="0.353cm" loext:contextual-spacing="true" fo:line-height="100%"/>
    </style:style>
    <style:style style:name="P13" style:family="paragraph" style:parent-style-name="Standard">
      <style:paragraph-properties fo:margin-top="0cm" fo:margin-bottom="0.353cm" loext:contextual-spacing="true"/>
      <style:text-properties fo:font-size="12pt" fo:language="fi" fo:country="FI" style:font-size-asian="12pt" style:font-name-complex="Calibri1" style:font-size-complex="12pt"/>
    </style:style>
    <style:style style:name="T1" style:family="text">
      <style:text-properties fo:font-size="12pt" fo:language="fi" fo:country="FI" fo:font-weight="bold" style:font-size-asian="12pt" style:font-weight-asian="bold" style:font-name-complex="Calibri1" style:font-size-complex="12pt"/>
    </style:style>
    <style:style style:name="T2" style:family="text">
      <style:text-properties fo:font-size="12pt" fo:language="fi" fo:country="FI" style:font-size-asian="12pt" style:font-name-complex="Calibri1" style:font-size-complex="12pt"/>
    </style:style>
    <style:style style:name="T3" style:family="text">
      <style:text-properties fo:font-size="12pt" fo:language="fi" fo:country="FI" style:font-name-asian="Times New Roman1" style:font-size-asian="12pt" style:language-asian="nb" style:country-asian="NO" style:font-name-complex="Calibri1" style:font-size-complex="12pt"/>
    </style:style>
    <style:style style:name="T4" style:family="text">
      <style:text-properties fo:font-size="12pt" style:font-size-asian="12pt" style:font-name-complex="Calibri1" style:font-size-complex="12pt"/>
    </style:style>
    <style:style style:name="T5" style:family="text">
      <style:text-properties fo:font-size="12pt" style:font-name-asian="Times New Roman1" style:font-size-asian="12pt" style:language-asian="nb" style:country-asian="NO" style:font-name-complex="Calibri1" style:font-size-complex="12pt"/>
    </style:style>
    <style:style style:name="T6" style:family="text">
      <style:text-properties fo:color="#000000" fo:font-size="12pt" fo:language="fi" fo:country="FI" style:font-name-asian="Times New Roman1" style:font-size-asian="12pt" style:language-asian="nb" style:country-asian="NO" style:font-name-complex="Calibri1" style:font-size-complex="12pt"/>
    </style:style>
    <style:style style:name="T7" style:family="text">
      <style:text-properties fo:color="#000000" fo:font-size="12pt" fo:language="fi" fo:country="FI" style:font-size-asian="12pt" style:font-name-complex="Calibri1" style:font-size-complex="12pt"/>
    </style:style>
    <style:style style:name="T8" style:family="text">
      <style:text-properties fo:color="#000000" fo:font-size="12pt" fo:language="nn" fo:country="NO" style:font-name-asian="Times New Roman1" style:font-size-asian="12pt" style:language-asian="nb" style:country-asian="NO" style:font-name-complex="Calibri1" style:font-size-complex="12pt"/>
    </style:style>
    <style:style style:name="T9" style:family="text">
      <style:text-properties fo:color="#000000" fo:font-size="12pt" style:font-name-asian="Times New Roman1" style:font-size-asian="12pt" style:language-asian="nb" style:country-asian="NO" style:font-name-complex="Calibri1" style:font-size-complex="12pt"/>
    </style:style>
    <style:style style:name="T10" style:family="text">
      <style:text-properties fo:color="#000000" fo:font-size="12pt" style:font-size-asian="12pt" style:font-name-complex="Calibri1" style:font-size-complex="12pt"/>
    </style:style>
    <style:style style:name="T11" style:family="text">
      <style:text-properties fo:language="fi" fo:country="FI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5"/>
      <text:p text:style-name="P12"><text:span text:style-name="T1">Øvrige oversettelser 02.05.2018</text:span></text:p>
      <text:p text:style-name="P6"><text:span text:style-name="T6"> </text:span></text:p>
      <text:p text:style-name="P7"/>
      <text:p text:style-name="P7"/>
      <text:p text:style-name="P6"><text:span text:style-name="T6">1.  </text:span></text:p>
      <text:p text:style-name="P6"><text:span text:style-name="T8">Erilaisia sanomia </text:span><text:span text:style-name="T9"><office:annotation office:name="__Annotation__698752_1742000862" loext:resolved="false"><dc:creator>Pirjo Paavalniemi</dc:creator><dc:date>2018-04-30T11:08:00</dc:date><loext:sender-initials>PP</loext:sender-initials><text:p><text:span text:style-name="T11">T-paitojen präntti Pykeästä</text:span></text:p></office:annotation></text:span><text:span text:style-name="T8">(präntätty T-paithoin Pyke</text:span><text:span text:style-name="T6">ästä)</text:span><office:annotation-end office:name="__Annotation__698752_1742000862"/></text:p>
      <text:p text:style-name="P6"><text:span text:style-name="T8">Diverse uttrykk </text:span><text:span text:style-name="T9">(Trykket på T-shirt fra Bugøynes)</text:span></text:p>
      <text:p text:style-name="P8"/>
      <text:p text:style-name="P8"/>
      <text:p text:style-name="P6"><text:span text:style-name="T6">2. </text:span></text:p>
      <text:p text:style-name="P6"><text:span text:style-name="T6">Suomalainen kansan</text:span><text:span text:style-name="T6"><office:annotation office:name="__Annotation__698763_1742000862" loext:resolved="false"><dc:creator>Pirjo Paavalniemi</dc:creator><dc:date>2018-05-02T11:34:00</dc:date><loext:sender-initials>PP</loext:sender-initials><text:p>Trygg: kansanmusikki</text:p></office:annotation></text:span><text:span text:style-name="T6">laulu</text:span><office:annotation-end office:name="__Annotation__698763_1742000862"/></text:p>
      <text:p text:style-name="P6"><text:span text:style-name="T6">Finsk folketone</text:span></text:p>
      <text:p text:style-name="P7"/>
      <text:p text:style-name="P7"/>
      <text:p text:style-name="P6"><text:span text:style-name="T6">3. </text:span></text:p>
      <text:p text:style-name="P6"><text:span text:style-name="T6">(Teksti: Honningsvågrevyystä 1985, </text:span><text:span text:style-name="T6"><office:annotation office:name="__Annotation__698772_1742000862" loext:resolved="false"><dc:creator>Pirjo Paavalniemi</dc:creator><dc:date>2018-04-30T11:14:00</dc:date><loext:sender-initials>PP</loext:sender-initials><text:p><text:span text:style-name="T11">tahi: versjuuni? Kumpi?</text:span></text:p></office:annotation></text:span><text:span text:style-name="T6">värsjuuni </text:span><office:annotation-end office:name="__Annotation__698772_1742000862"/><text:span text:style-name="T6">täältä: Annijoki)</text:span></text:p>
      <text:p text:style-name="P6"><text:span text:style-name="T9">(Tekst: fra Honningsvågrevyen 1985, versjonen her: Vestre Jakobselv)</text:span></text:p>
      <text:p text:style-name="P8"/>
      <text:p text:style-name="P8"/>
      <text:p text:style-name="P6"><text:span text:style-name="T6">4. </text:span></text:p>
      <text:p text:style-name="P6"><text:span text:style-name="T8">(Teksti: Anne Margaret Nilsen. Teksti muistelee kolttasaamelaisista kukka hääythiin paeta Suomheen vuona 1944. Nuotti: Robert Dahl)</text:span></text:p>
      <text:p text:style-name="P9"/>
      <text:p text:style-name="P6"><text:span text:style-name="T8">(Tekst: Anne Margaret Nilsen, teksten handler om skoltesamene som måtte flykte til Finland i 1944, melodi: Robert Dahl)</text:span></text:p>
      <text:p text:style-name="P9"><text:soft-page-break/></text:p>
      <text:p text:style-name="P9"/>
      <text:p text:style-name="Standard"><text:span text:style-name="T7">5. </text:span></text:p>
      <text:p text:style-name="Standard"><text:span text:style-name="T7">(Laulua pruukathiin laulaa samala ko lapset uithiin meressä, ja värssyn lopussa oon teksti «så faller de ned» minkä aikana lapset pistethiin pään veen alle.)</text:span></text:p>
      <text:p text:style-name="Standard"><text:span text:style-name="T10">(Sangen ble sunget mens barna badet i sjøen, og mot slutten av verset ved teksten «så faller de ned» dukket ungene hodet under vannet.)</text:span></text:p>
      <text:p text:style-name="P1"/>
      <text:p text:style-name="Standard"><text:span text:style-name="T7">6.</text:span></text:p>
      <text:p text:style-name="Standard"><text:span text:style-name="T2">(Nuotti: Venäläinen kansanlaulu/Kiiperi. Laulu muistelee troikasta joka ajjaa Volga-joen jäälä)</text:span></text:p>
      <text:p text:style-name="Standard"><text:span text:style-name="T10">(Melodi: Russisk folketone/Kiberg. Sangen handler om trespann som kjører over isen på elven Volga)</text:span></text:p>
      <text:p text:style-name="P8"/>
      <text:p text:style-name="P8"/>
      <text:p text:style-name="Standard"><text:span text:style-name="T7">7.</text:span></text:p>
      <text:p text:style-name="Standard"><text:span text:style-name="T7"><office:annotation office:name="__Annotation__698800_1742000862" loext:resolved="false"><dc:creator>Pirjo Paavalniemi</dc:creator><dc:date>2018-04-17T15:12:00</dc:date><loext:sender-initials>PP</loext:sender-initials><text:p><text:span text:style-name="T11">Laulu kommunistin ja agitaattorin jälkhiin kuka oli myötä Spaanian sisälissoassa</text:span></text:p></office:annotation></text:span><text:span text:style-name="T7">(Kiiperi. Laulu jonka oon tehny kommunisti ja agitaattori kuka oli myötä Spaanian kansansoassa)</text:span><office:annotation-end office:name="__Annotation__698800_1742000862"/></text:p>
      <text:p text:style-name="Standard"><text:span text:style-name="T10">(Kiberg. Sang etter en kommunist, agitator og deltaker i den spanske borgerkrigen)</text:span></text:p>
      <text:p text:style-name="P1"/>
      <text:p text:style-name="Standard"><text:span text:style-name="T7">8.</text:span></text:p>
      <text:p text:style-name="Standard"><text:span text:style-name="T2">Ei soli sorrakieli. Kväänitten/norjansuomalaisten suulinen perine Varenkissa. </text:span><text:span text:style-name="T4">Kovonu Reidar Bakke.</text:span></text:p>
      <text:p text:style-name="Standard"><text:span text:style-name="T4"><office:annotation office:name="__Annotation__698811_1742000862" loext:resolved="false"><dc:creator>Pirjo Paavalniemi</dc:creator><dc:date>2018-04-30T11:25:00</dc:date><loext:sender-initials>PP</loext:sender-initials><text:p><text:span text:style-name="T11">Kumpi tähän tullee, redigeeranu eli toimittannu? </text:span></text:p><text:p><text:span text:style-name="T11">(Red. - Toim.)?</text:span></text:p></office:annotation></text:span><text:span text:style-name="T4">Red</text:span><office:annotation-end office:name="__Annotation__698811_1742000862"/><text:span text:style-name="T4">.</text:span></text:p>
      <text:p text:style-name="Standard"><text:span text:style-name="T4">Ei soli sorrakieli. Kvensk/norskfinsk muntlig tradisjon i Varanger samlet av Reidar Bakke.</text:span></text:p>
      <text:p text:style-name="Standard"><text:span text:style-name="T2">Red. (Toim:).</text:span></text:p>
      <text:p text:style-name="P2"/>
      <text:p text:style-name="Standard"><text:span text:style-name="T2">9.</text:span></text:p>
      <text:p text:style-name="Standard"><text:span text:style-name="T2">Orava hyppää puusta puuhun, ja ko ihminen haukottellee, mennee haukka suusta suuhun – ja silloin toiset kans tuleva </text:span><text:span text:style-name="T2"><office:annotation office:name="__Annotation__698826_1742000862" loext:resolved="false"><dc:creator>Pirjo Paavalniemi</dc:creator><dc:date>2018-05-02T10:48:00</dc:date><loext:sender-initials>PP</loext:sender-initials><text:p><text:span text:style-name="T11">kumpi? eli oonko joku muu sana?</text:span></text:p></office:annotation></text:span><text:span text:style-name="T2">uniseksi/unelihaaksi</text:span><office:annotation-end office:name="__Annotation__698826_1742000862"/><text:span text:style-name="T2">. </text:span><text:span text:style-name="T4">Pykeä.</text:span></text:p>
      <text:p text:style-name="Standard"><text:span text:style-name="T4">Ekornet hopper fra tre til tre, og når man gjesper, går gjespen fra munn til munn – da blir andre også søvning. </text:span><text:span text:style-name="T2">Bugøynes</text:span></text:p>
      <text:p text:style-name="P2"/>
      <text:p text:style-name="Standard"><text:span text:style-name="T2">10.</text:span></text:p>
      <text:p text:style-name="P11"><text:soft-page-break/><text:span text:style-name="T2">Alfabeettinen lista</text:span></text:p>
      <text:p text:style-name="P13"/>
      <text:p text:style-name="P11"><text:span text:style-name="T2">Alfabetisk indeks</text:span></text:p>
      <text:p text:style-name="P13"/>
      <text:p text:style-name="P13"/>
      <text:p text:style-name="P11"><text:span text:style-name="T2">11.</text:span></text:p>
      <text:p text:style-name="P13"/>
      <text:p text:style-name="P4"><text:span text:style-name="T2">Teksti ja nuotti: Åge Heltzen. </text:span><text:span text:style-name="T2"><office:annotation office:name="__Annotation__698848_1742000862" loext:resolved="false"><dc:creator>Pirjo Paavalniemi</dc:creator><dc:date>2018-05-02T10:49:00</dc:date><loext:sender-initials>PP</loext:sender-initials><text:p>tahi versjuuni?</text:p></office:annotation></text:span><text:span text:style-name="T2">Värsjuuni </text:span><office:annotation-end office:name="__Annotation__698848_1742000862"/><text:span text:style-name="T2">täältä: Annijoki</text:span></text:p>
      <text:p text:style-name="P4"><text:span text:style-name="T4">Tekst og melodi: Åge Heltzen. Versjonen her: Vestre Jakobselv</text:span></text:p>
      <text:p text:style-name="P3"/>
      <text:p text:style-name="Standard"><text:span text:style-name="T4">12.</text:span></text:p>
      <text:p text:style-name="Standard"><text:span text:style-name="T4">Teksti: Wilhelmine Ståhlberg (1803 – 1872). </text:span><text:span text:style-name="T2">Nuotti: Pohjaismainen kansanlaulu. Kirkkoniemi</text:span></text:p>
      <text:p text:style-name="Standard"><text:span text:style-name="T2">Tekst: Wilhelmine Ståhlberg (1803 – 1872). </text:span><text:span text:style-name="T4">Melodi: nordisk folketone. Kirken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b" fo:country="NO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nb" fo:country="NO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annotation_20_text" style:display-name="annotation text" style:family="paragraph" style:parent-style-name="Standard" style:default-outline-level="">
      <style:paragraph-properties fo:margin-top="0cm" fo:margin-bottom="0.282cm" loext:contextual-spacing="false" fo:line-height="100%"/>
      <style:text-properties fo:font-size="12pt" fo:language="en" fo:country="US" style:font-size-asian="12pt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annotation_20_subject" style:display-name="annotation subject" style:family="paragraph" style:parent-style-name="annotation_20_text" style:next-style-name="annotation_20_text" style:default-outline-level="">
      <style:paragraph-properties fo:margin-top="0cm" fo:margin-bottom="0.353cm" loext:contextual-spacing="false"/>
      <style:text-properties fo:font-size="10pt" fo:language="nb" fo:country="NO" fo:font-weight="bold" style:font-size-asian="10pt" style:font-weight-asian="bold" style:font-size-complex="10pt" style:font-weight-complex="bold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Merknadstekst_20_Tegn" style:display-name="Merknadstekst Tegn" style:family="text" style:parent-style-name="Default_20_Paragraph_20_Font">
      <style:text-properties fo:font-size="12pt" fo:language="en" fo:country="US" style:font-size-asian="12pt" style:font-size-complex="12pt"/>
    </style:style>
    <style:style style:name="Bobletekst_20_Tegn" style:display-name="Bobletekst Tegn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Kommentaremne_20_Tegn" style:display-name="Kommentaremne Tegn" style:family="text" style:parent-style-name="Merknadstekst_20_Tegn">
      <style:text-properties fo:font-size="10pt" fo:language="en" fo:country="US" fo:font-weight="bold" style:font-size-asian="10pt" style:font-weight-asian="bold" style:font-size-complex="10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Kaisa Maliniemi</meta:initial-creator>
    <dc:creator>Pirjo Paavalniemi</dc:creator>
    <meta:editing-cycles>12</meta:editing-cycles>
    <meta:creation-date>2018-04-30T09:04:00</meta:creation-date>
    <dc:date>2018-05-02T12:07:00</dc:date>
    <meta:editing-duration>PT55M</meta:editing-duration>
    <meta:generator>LibreOffice/6.4.6.2$Linux_X86_64 LibreOffice_project/40$Build-2</meta:generator>
    <meta:document-statistic meta:table-count="0" meta:image-count="0" meta:object-count="0" meta:page-count="3" meta:paragraph-count="40" meta:word-count="281" meta:character-count="2034" meta:non-whitespace-character-count="1781"/>
    <meta:user-defined meta:name="AppVersion">16.0000</meta:user-defined>
    <meta:user-defined meta:name="Company">Sør-Varanger kommune</meta:user-defined>
    <meta:user-defined meta:name="ContentTypeId">0x0101002F0F72F23DC7DC448F06EE35058A96C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